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CMPR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compr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INSTNT-CMPR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Instante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43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Momento en el que se realizó la compr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DATETIME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DATETIME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Momento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AN-PRECIO-CMPR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recio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43" office:value-type="string" calcext:value-type="string" table:number-columns-spanned="4" table:number-rows-spanned="1">
            <text:p>CAN-INSTNTE-C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Precio al que se realizó la compra en el momento de la mism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ecio de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9:57:10.91763791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10T19:57:55.035698363</dc:date>
    <meta:print-date>2014-02-04T11:35:22</meta:print-date>
    <meta:editing-cycles>19</meta:editing-cycles>
    <meta:editing-duration>PT2H26S</meta:editing-duration>
    <meta:generator>LibreOffice/6.4.7.2$Linux_X86_64 LibreOffice_project/40$Build-2</meta:generator>
    <meta:document-statistic meta:table-count="3" meta:cell-count="54" meta:object-count="0"/>
  </office:meta>
</office:document-meta>
</file>